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eb55" officeooo:paragraph-rsid="0017eb55"/>
    </style:style>
    <style:style style:name="P2" style:family="paragraph" style:parent-style-name="Standard">
      <style:text-properties officeooo:rsid="00191be6" officeooo:paragraph-rsid="00191be6"/>
    </style:style>
    <style:style style:name="P3" style:family="paragraph" style:parent-style-name="Standard">
      <style:text-properties officeooo:rsid="00193f79" officeooo:paragraph-rsid="00193f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5)-------------------------------------&gt;</text:p>
      <text:p text:style-name="Standard"/>
      <text:p text:style-name="Standard">mysql&gt; SELECT dept_no, COUNT(*) AS total_employees <text:s/>FROM employees1 GROUP BY dept_no;</text:p>
      <text:p text:style-name="Standard"/>
      <text:p text:style-name="Standard">+---------+-----------------+</text:p>
      <text:p text:style-name="Standard">| dept_no | total_employees |</text:p>
      <text:p text:style-name="Standard">+---------+-----------------+</text:p>
      <text:p text:style-name="Standard">| D01 <text:s text:c="4"/>| <text:s text:c="14"/>2 |</text:p>
      <text:p text:style-name="Standard">| D02 <text:s text:c="4"/>| <text:s text:c="14"/>1 |</text:p>
      <text:p text:style-name="Standard">| D03 <text:s text:c="4"/>| <text:s text:c="14"/>2 |</text:p>
      <text:p text:style-name="Standard">| D04 <text:s text:c="4"/>| <text:s text:c="14"/>1 |</text:p>
      <text:p text:style-name="Standard">| D05 <text:s text:c="4"/>| <text:s text:c="14"/>1 |</text:p>
      <text:p text:style-name="Standard">| D06 <text:s text:c="4"/>| <text:s text:c="14"/>1 |</text:p>
      <text:p text:style-name="Standard">| D07 <text:s text:c="4"/>| <text:s text:c="14"/>1 |</text:p>
      <text:p text:style-name="Standard">+---------+-----------------+</text:p>
      <text:p text:style-name="Standard">7 rows in set (0.00 sec)</text:p>
      <text:p text:style-name="Standard"/>
      <text:p text:style-name="Standard"/>
      <text:p text:style-name="P1">8)----------------------------------------------&gt;</text:p>
      <text:p text:style-name="P1"/>
      <text:p text:style-name="P1">mysql&gt; UPDATE employees1 SET mobile_no ='9876543245' WHERE emp_name='John';</text:p>
      <text:p text:style-name="P1">Query OK, 1 row affected (0.01 sec)</text:p>
      <text:p text:style-name="P1">Rows matched: 1 <text:s/>Changed: 1 <text:s/>Warnings: 0</text:p>
      <text:p text:style-name="P1"/>
      <text:p text:style-name="P1">mysql&gt; SELECT * FROM employees1;</text:p>
      <text:p text:style-name="P1">+--------+----------+------------+------------+------------+---------+--------+--------------------+</text:p>
      <text:p text:style-name="P1">| emp_no | emp_name | dob <text:s text:c="7"/>| address <text:s text:c="3"/>| mobile_no <text:s/>| dept_no | salary | designation <text:s text:c="7"/>|</text:p>
      <text:p text:style-name="P1">+--------+----------+------------+------------+------------+---------+--------+--------------------+</text:p>
      <text:p text:style-name="P1">| emp01 <text:s/>| John <text:s text:c="4"/>| 1990-05-10 | Address1 <text:s text:c="2"/>| 9876543245 | D01 <text:s text:c="4"/>| <text:s/>45000 | Manager <text:s text:c="11"/>|</text:p>
      <text:p text:style-name="P1">| emp02 <text:s/>| Alice <text:s text:c="3"/>| 1985-08-15 | Address2 <text:s text:c="2"/>| 9876543211 | D02 <text:s text:c="4"/>| <text:s/>45000 | Engineer <text:s text:c="10"/>|</text:p>
      <text:p text:style-name="P1">| emp03 <text:s/>| Bob <text:s text:c="5"/>| 1992-11-20 | Address3 <text:s text:c="2"/>| 9876543212 | D01 <text:s text:c="4"/>| <text:s/>45000 | Manager <text:s text:c="11"/>|</text:p>
      <text:p text:style-name="P1">| emp04 <text:s/>| Charlie <text:s/>| 1995-06-25 | Address4 <text:s text:c="2"/>| 9876543213 | D03 <text:s text:c="4"/>| <text:s/>45000 | Assistant <text:s text:c="9"/>|</text:p>
      <text:p text:style-name="P1">| emp06 <text:s/>| Eve <text:s text:c="5"/>| 1988-02-14 | Address6 <text:s text:c="2"/>| 9876543215 | D03 <text:s text:c="4"/>| <text:s/>45000 | Clerk <text:s text:c="13"/>|</text:p>
      <text:p text:style-name="P1">| emp07 <text:s/>| Frank <text:s text:c="3"/>| 1991-09-10 | Address7 <text:s text:c="2"/>| 9876543216 | D04 <text:s text:c="4"/>| <text:s/>45000 | Director <text:s text:c="10"/>|</text:p>
      <text:p text:style-name="P1">| emp08 <text:s/>| Grace <text:s text:c="3"/>| 1987-12-20 | Address8 <text:s text:c="2"/>| 9876543217 | D05 <text:s text:c="4"/>| <text:s/>45000 | Manager <text:s text:c="11"/>|</text:p>
      <text:p text:style-name="P1">| emp09 <text:s/>| Helen <text:s text:c="3"/>| 1994-03-05 | Address9 <text:s text:c="2"/>| 9876543218 | D06 <text:s text:c="4"/>| <text:s/>45000 | Computer Assistant |</text:p>
      <text:p text:style-name="P1">| emp10 <text:s/>| lan <text:s text:c="5"/>| 1996-07-17 | Address 10 | 9876543219 | D07 <text:s text:c="4"/>| <text:s/>45000 | Supervisor <text:s text:c="8"/>|</text:p>
      <text:p text:style-name="P1">+--------+----------+------------+------------+------------+---------+--------+--------------------+</text:p>
      <text:p text:style-name="P1">9 rows in set (0.00 sec)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6)-------------------------------------------------------&gt;</text:p>
      <text:p text:style-name="P2"/>
      <text:p text:style-name="P2">mysql&gt; SELECT dept_no,AVG(salary) AS average_salary FROM employees1 GROUP BY dept_no;</text:p>
      <text:p text:style-name="P2">+---------+----------------+</text:p>
      <text:p text:style-name="P2">| dept_no | average_salary |</text:p>
      <text:p text:style-name="P2">+---------+----------------+</text:p>
      <text:p text:style-name="P2">| D01 <text:s text:c="4"/>| <text:s text:c="4"/>45000.0000 |</text:p>
      <text:p text:style-name="P2">| D02 <text:s text:c="4"/>| <text:s text:c="4"/>30000.0000 |</text:p>
      <text:p text:style-name="P2">| D03 <text:s text:c="4"/>| <text:s text:c="4"/>45000.0000 |</text:p>
      <text:p text:style-name="P2">| D04 <text:s text:c="4"/>| <text:s text:c="3"/>150000.0000 |</text:p>
      <text:p text:style-name="P2">| D05 <text:s text:c="4"/>| <text:s text:c="4"/>80000.0000 |</text:p>
      <text:p text:style-name="P2">| D06 <text:s text:c="4"/>| <text:s text:c="3"/>120000.0000 |</text:p>
      <text:p text:style-name="P2">| D07 <text:s text:c="4"/>| <text:s text:c="4"/>45000.0000 |</text:p>
      <text:p text:style-name="P2">+---------+----------------+</text:p>
      <text:p text:style-name="P2">7 rows in set (0.00 sec)</text:p>
      <text:p text:style-name="P2"/>
      <text:p text:style-name="P2"/>
      <text:p text:style-name="P2"/>
      <text:p text:style-name="P2">18)----------------------------------------------------&gt;</text:p>
      <text:p text:style-name="P2"/>
      <text:p text:style-name="P2"/>
      <text:p text:style-name="P2">mysql&gt; SELECT dept_no,MAX(salary) AS highest_salary ,MIN(salary) AS lowest_salary FROM employees1 GROUP BY dept_no;</text:p>
      <text:p text:style-name="P2">+---------+----------------+---------------+</text:p>
      <text:p text:style-name="P2">| dept_no | highest_salary | lowest_salary |</text:p>
      <text:p text:style-name="P2">+---------+----------------+---------------+</text:p>
      <text:p text:style-name="P2">| D01 <text:s text:c="4"/>| <text:s text:c="9"/>45000 | <text:s text:c="8"/>45000 |</text:p>
      <text:p text:style-name="P2">| D02 <text:s text:c="4"/>| <text:s text:c="9"/>30000 | <text:s text:c="8"/>30000 |</text:p>
      <text:p text:style-name="P2">| D03 <text:s text:c="4"/>| <text:s text:c="9"/>70000 | <text:s text:c="8"/>20000 |</text:p>
      <text:p text:style-name="P2">| D04 <text:s text:c="4"/>| <text:s text:c="8"/>150000 | <text:s text:c="7"/>150000 |</text:p>
      <text:p text:style-name="P2">| D05 <text:s text:c="4"/>| <text:s text:c="9"/>80000 | <text:s text:c="8"/>80000 |</text:p>
      <text:p text:style-name="P2">| D06 <text:s text:c="4"/>| <text:s text:c="8"/>120000 | <text:s text:c="7"/>120000 |</text:p>
      <text:p text:style-name="P2">| D07 <text:s text:c="4"/>| <text:s text:c="9"/>45000 | <text:s text:c="8"/>45000 |</text:p>
      <text:p text:style-name="P2">+---------+----------------+---------------+</text:p>
      <text:p text:style-name="P2">7 rows in set (0.00 sec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19)---------------------------------------------------------&gt;</text:p>
      <text:p text:style-name="P3"/>
      <text:p text:style-name="P3">mysql&gt; SELECT dept_no,AVG(salary) AS average_salary FROM employees1 WHERE <text:s/>dept_no &lt;&gt; 'D05' GROUP BY dept_no;</text:p>
      <text:p text:style-name="P3">+---------+----------------+</text:p>
      <text:p text:style-name="P3">| dept_no | average_salary |</text:p>
      <text:p text:style-name="P3">+---------+----------------+</text:p>
      <text:p text:style-name="P3">| D01 <text:s text:c="4"/>| <text:s text:c="4"/>45000.0000 |</text:p>
      <text:p text:style-name="P3">| D02 <text:s text:c="4"/>| <text:s text:c="4"/>30000.0000 |</text:p>
      <text:p text:style-name="P3">| D03 <text:s text:c="4"/>| <text:s text:c="4"/>45000.0000 |</text:p>
      <text:p text:style-name="P3">| D04 <text:s text:c="4"/>| <text:s text:c="3"/>150000.0000 |</text:p>
      <text:p text:style-name="P3">| D06 <text:s text:c="4"/>| <text:s text:c="3"/>120000.0000 |</text:p>
      <text:p text:style-name="P3">| D07 <text:s text:c="4"/>| <text:s text:c="5"/>4000.0000 |</text:p>
      <text:p text:style-name="P3">+---------+----------------+</text:p>
      <text:p text:style-name="P3">6 rows in set (0.00 sec)</text:p>
      <text:p text:style-name="P2"/>
      <text:p text:style-name="P2"/>
      <text:p text:style-name="P3">20)-------------------------------------------------------------------&gt;</text:p>
      <text:p text:style-name="P3"/>
      <text:p text:style-name="P3">mysql&gt; SELECT dept_no,AVG(salary) AS average_salary FROM employees1 WHERE dept_no &lt;&gt; 'D01' GROUP BY dept_no HAVING AVG(salary) &gt;20000 ORDER BY average_salary ASC;</text:p>
      <text:p text:style-name="P3">+---------+----------------+</text:p>
      <text:p text:style-name="P3">| dept_no | average_salary |</text:p>
      <text:p text:style-name="P3">+---------+----------------+</text:p>
      <text:p text:style-name="P3">| D02 <text:s text:c="4"/>| <text:s text:c="4"/>30000.0000 |</text:p>
      <text:p text:style-name="P3">| D05 <text:s text:c="4"/>| <text:s text:c="4"/>45000.0000 |</text:p>
      <text:p text:style-name="P3">| D03 <text:s text:c="4"/>| <text:s text:c="4"/>45000.0000 |</text:p>
      <text:p text:style-name="P3">| D06 <text:s text:c="4"/>| <text:s text:c="3"/>120000.0000 |</text:p>
      <text:p text:style-name="P3">| D04 <text:s text:c="4"/>| <text:s text:c="3"/>150000.0000 |</text:p>
      <text:p text:style-name="P3">+---------+----------------+</text:p>
      <text:p text:style-name="P3">5 rows in set (0.00 sec)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8T11:02:02.774182929</meta:creation-date>
    <dc:date>2026-02-18T11:47:50.557116990</dc:date>
    <meta:editing-duration>PT15M7S</meta:editing-duration>
    <meta:editing-cycles>1</meta:editing-cycles>
    <meta:document-statistic meta:table-count="0" meta:image-count="0" meta:object-count="0" meta:page-count="3" meta:paragraph-count="86" meta:word-count="592" meta:character-count="4162" meta:non-whitespace-character-count="3104"/>
    <meta:generator>LibreOffice/6.0.7.3$Linux_X86_64 LibreOffice_project/00m0$Build-3</meta:generator>
  </office:meta>
</office:document-meta>
</file>